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32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9b8c8" officeooo:paragraph-rsid="0049b8c8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b3f1e" officeooo:paragraph-rsid="004b3f1e" style:font-name-asian="Liberation Serif" style:font-size-asian="14pt" style:font-name-complex="Liberation Serif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04b8649" officeooo:paragraph-rsid="004b8649" style:font-name-asian="Liberation Serif" style:font-size-asian="14pt" style:font-name-complex="Liberation Serif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erif" fo:font-size="14pt" officeooo:rsid="004b8649" officeooo:paragraph-rsid="004b8649" style:font-name-asian="Liberation Serif" style:font-size-asian="14pt" style:font-name-complex="Liberation Serif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69c22" officeooo:paragraph-rsid="00464033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ad8d9" officeooo:paragraph-rsid="004b3f1e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ad8d9" officeooo:paragraph-rsid="004d5bff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b3f1e" officeooo:paragraph-rsid="004b3f1e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469c22" officeooo:paragraph-rsid="004b3f1e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4ad8d9" officeooo:paragraph-rsid="004e04f9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4b8649" officeooo:paragraph-rsid="004b8649" style:font-name-asian="Liberation Serif" style:font-size-asian="14pt" style:font-name-complex="Liberation Serif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d5bff" officeooo:paragraph-rsid="004ad8d9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officeooo:rsid="004ad8d9" officeooo:paragraph-rsid="004ad8d9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officeooo:rsid="004b3f1e"/>
    </style:style>
    <style:style style:name="T6" style:family="text">
      <style:text-properties officeooo:rsid="004ce05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d4cb9" style:font-weight-asian="bold" style:font-weight-complex="bold"/>
    </style:style>
    <style:style style:name="T9" style:family="text">
      <style:text-properties fo:font-weight="bold" officeooo:rsid="004b3f1e" style:font-weight-asian="bold" style:font-weight-complex="bold"/>
    </style:style>
    <style:style style:name="T10" style:family="text">
      <style:text-properties fo:font-weight="bold" officeooo:rsid="0047862f" style:font-weight-asian="bold" style:font-weight-complex="bold"/>
    </style:style>
    <style:style style:name="T11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12" style:family="text">
      <style:text-properties style:font-name="Liberation Serif" fo:font-size="14pt" officeooo:rsid="004b8649" style:font-name-asian="Liberation Serif" style:font-size-asian="14pt" style:font-name-complex="Liberation Serif" style:font-size-complex="14pt"/>
    </style:style>
    <style:style style:name="T13" style:family="text">
      <style:text-properties officeooo:rsid="004b8649"/>
    </style:style>
    <style:style style:name="T14" style:family="text">
      <style:text-properties officeooo:rsid="004ad8d9"/>
    </style:style>
    <style:style style:name="T15" style:family="text">
      <style:text-properties officeooo:rsid="004d5bf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d5bff" style:font-weight-asian="normal" style:font-weight-complex="normal"/>
    </style:style>
    <style:style style:name="T18" style:family="text">
      <style:text-properties fo:font-weight="normal" officeooo:rsid="0047862f" style:font-weight-asian="normal" style:font-weight-complex="normal"/>
    </style:style>
    <style:style style:name="T19" style:family="text">
      <style:text-properties officeooo:rsid="004e04f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Objectif </text:span>: <text:span text:style-name="T15">Enoncer la réciproque et la contraposée du théorème de Pythagore.</text:span></text:p>
      <text:h text:style-name="Heading_20_1" text:outline-level="1">Déroulé</text:h>
      <text:p text:style-name="P8">Questions flash <text:span text:style-name="T5">sur les racines carrées</text:span></text:p>
      <text:list xml:id="list3629738358" text:style-name="L1">
        <text:list-item>
          <text:p text:style-name="P12"><text:span text:style-name="T5">√25 </text:span>= ?</text:p>
        </text:list-item>
        <text:list-item>
          <text:p text:style-name="P13"><text:span text:style-name="T5">√100</text:span> = ?</text:p>
        </text:list-item>
        <text:list-item>
          <text:p text:style-name="P13"><text:span text:style-name="T5">√81</text:span> = ?</text:p>
        </text:list-item>
        <text:list-item>
          <text:p text:style-name="P13"><text:span text:style-name="T5">√64</text:span> = ?</text:p>
        </text:list-item>
      </text:list>
      <text:p text:style-name="P3"/>
      <text:p text:style-name="P5"><text:span text:style-name="T7">Correction du TaF</text:span> : exercice 28 p. 255</text:p>
      <text:p text:style-name="P5">Première utilisation du théorème de Pythagore où on a besoin de la racine carrée (et donc de la calculatrice – présentation des touches « carré » et « racine carrée »).</text:p>
      <text:p text:style-name="P3"/>
      <text:p text:style-name="P3"><text:span text:style-name="T9">A</text:span><text:span text:style-name="T10">ctivité</text:span><text:span text:style-name="T18"> : </text:span><text:span text:style-name="T17">Fin du lien entre </text:span><text:span text:style-name="T16">Implication / Contraposée / Réciproque</text:span></text:p>
      <text:p text:style-name="P4"/>
      <text:p text:style-name="P5"><text:span text:style-name="T7">Cours </text:span>: Enoncé de la réciproque et de la contraposée du théorème de Pythagore</text:p>
      <text:p text:style-name="P11"/>
      <text:p text:style-name="P5"><text:span text:style-name="T8">Point m</text:span><text:span text:style-name="T7">éthodologie 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Je dois</text:p>
          </table:table-cell>
          <table:table-cell table:style-name="Table1.B1" office:value-type="string">
            <text:p text:style-name="P6">J’utilise</text:p>
          </table:table-cell>
        </table:table-row>
        <table:table-row>
          <table:table-cell table:style-name="Table1.A2" office:value-type="string">
            <text:p text:style-name="P7">Trouver la longueur d’un segment</text:p>
          </table:table-cell>
          <table:table-cell table:style-name="Table1.B2" office:value-type="string">
            <text:p text:style-name="P7">Le théorème de Pythagore</text:p>
          </table:table-cell>
        </table:table-row>
        <table:table-row>
          <table:table-cell table:style-name="Table1.A2" office:value-type="string">
            <text:p text:style-name="P7">Montrer qu’un triangle est rectangle</text:p>
          </table:table-cell>
          <table:table-cell table:style-name="Table1.B2" office:value-type="string">
            <text:p text:style-name="P7">La réciproque du théorème de Pythagore</text:p>
          </table:table-cell>
        </table:table-row>
        <table:table-row>
          <table:table-cell table:style-name="Table1.A2" office:value-type="string">
            <text:p text:style-name="P7">Montrer qu’un triangle n’est pas rectangle</text:p>
          </table:table-cell>
          <table:table-cell table:style-name="Table1.B2" office:value-type="string">
            <text:p text:style-name="P7">La contraposée du thm de Pythagore</text:p>
          </table:table-cell>
        </table:table-row>
      </table:table>
      <text:p text:style-name="P9"/>
      <text:p text:style-name="P16">Application</text:p>
      <text:list xml:id="list819522469" text:style-name="L2">
        <text:list-item>
          <text:p text:style-name="P17"><text:span text:style-name="T11">ex 2</text:span><text:span text:style-name="T12">7</text:span><text:span text:style-name="T11"> p. 255 (théorème de Pythagore)</text:span></text:p>
        </text:list-item>
        <text:list-item>
          <text:p text:style-name="P14">ex 36 p. 255 <text:span text:style-name="T13">et 39</text:span> p. 25<text:span text:style-name="T19">6</text:span> (réciproque)</text:p>
        </text:list-item>
        <text:list-item>
          <text:p text:style-name="P15">ex 38<text:span text:style-name="T14"> p. 25</text:span><text:span text:style-name="T19">6</text:span><text:span text:style-name="T14"> (</text:span>contraposée<text:span text:style-name="T14">)</text:span></text:p>
        </text:list-item>
      </text:list>
      <text:p text:style-name="P10"/>
      <text:p text:style-name="P10">T<text:span text:style-name="T5">a</text:span>F <text:span text:style-name="T16">: </text:span><text:span text:style-name="T17">finir les exercices ci-dess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4b3f1e"/>
    </style:style>
    <style:style style:name="MT6" style:family="text">
      <style:text-properties officeooo:rsid="004ce0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Pythagore</text:span><text:tab/><text:span text:style-name="MT3">Séance </text:span><text:span text:style-name="MT5">4 </text:span><text:span text:style-name="MT6">(2h) </text:span><text:span text:style-name="MT5">- 25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9T16:14:44.811538568</dc:date>
    <meta:editing-duration>PT19H25M26S</meta:editing-duration>
    <meta:editing-cycles>44</meta:editing-cycles>
    <meta:generator>LibreOffice/7.3.7.2$Linux_X86_64 LibreOffice_project/30$Build-2</meta:generator>
    <meta:document-statistic meta:table-count="1" meta:image-count="0" meta:object-count="0" meta:page-count="1" meta:paragraph-count="26" meta:word-count="176" meta:character-count="948" meta:non-whitespace-character-count="803"/>
  </office:meta>
</office:document-meta>
</file>